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1" style:family="table">
      <style:table-properties style:width="7.5in" fo:margin-top="0in" fo:margin-bottom="0in" table:align="center"/>
    </style:style>
    <style:style style:name="Table11.A" style:family="table-column">
      <style:table-column-properties style:column-width="0.9507in"/>
    </style:style>
    <style:style style:name="Table11.B" style:family="table-column">
      <style:table-column-properties style:column-width="6.549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0.9507in"/>
    </style:style>
    <style:style style:name="Table12.B" style:family="table-column">
      <style:table-column-properties style:column-width="4.8181in"/>
    </style:style>
    <style:style style:name="Table12.C" style:family="table-column">
      <style:table-column-properties style:column-width="1.7313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2.C1" style:family="table-cell">
      <style:table-cell-properties style:vertical-align="bottom" fo:padding-left="0in" fo:padding-right="0.0799in" fo:padding-top="0.1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8bba3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6f1dab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8061f8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fo:font-weight="bold" officeooo:paragraph-rsid="01eae8cc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4" style:family="paragraph" style:parent-style-name="Standard">
      <style:text-properties officeooo:paragraph-rsid="01eae8cc"/>
    </style:style>
    <style:style style:name="P45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officeooo:paragraph-rsid="00f4d3bb" style:font-size-asian="8.75pt" style:font-size-complex="10pt"/>
    </style:style>
    <style:style style:name="P46" style:family="paragraph" style:parent-style-name="Standard">
      <style:text-properties style:font-name="Inter1" officeooo:paragraph-rsid="0192b585"/>
    </style:style>
    <style:style style:name="P47" style:family="paragraph" style:parent-style-name="Standard">
      <style:text-properties style:font-name="Inter1" officeooo:paragraph-rsid="01bd823b"/>
    </style:style>
    <style:style style:name="P48" style:family="paragraph" style:parent-style-name="Standard">
      <style:text-properties style:font-name="Inter1" officeooo:paragraph-rsid="018061f8"/>
    </style:style>
    <style:style style:name="P49" style:family="paragraph" style:parent-style-name="Standard">
      <style:text-properties style:font-name="Inter1" officeooo:paragraph-rsid="016f1dab"/>
    </style:style>
    <style:style style:name="P50" style:family="paragraph" style:parent-style-name="Standard">
      <style:text-properties officeooo:paragraph-rsid="018061f8"/>
    </style:style>
    <style:style style:name="P51" style:family="paragraph" style:parent-style-name="Standard">
      <style:text-properties officeooo:paragraph-rsid="016f1dab"/>
    </style:style>
    <style:style style:name="P5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48f0e9" officeooo:paragraph-rsid="01f8bba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1f8bba3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5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55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officeooo:paragraph-rsid="016f1dab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officeooo:paragraph-rsid="017c5850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text-properties style:font-name="Inter1" fo:font-size="10pt" fo:font-style="normal" style:text-underline-style="none" fo:font-weight="normal" officeooo:rsid="01aedd20" officeooo:paragraph-rsid="01e1f8a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0df5c81" officeooo:paragraph-rsid="01bd823b" style:font-weight-asian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871c9e" officeooo:paragraph-rsid="01bd823b" style:font-weight-asian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871c9e" officeooo:paragraph-rsid="01f9ef04" style:font-weight-asian="normal" style:font-weight-complex="normal"/>
    </style:style>
    <style:style style:name="P7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9a0109" officeooo:paragraph-rsid="01bd823b" style:font-weight-asian="normal" style:font-weight-complex="normal"/>
    </style:style>
    <style:style style:name="P7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9a0109" officeooo:paragraph-rsid="01f9ef04" style:font-weight-asian="normal" style:font-weight-complex="normal"/>
    </style:style>
    <style:style style:name="P75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76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paragraph-rsid="01f9ef04" style:font-style-asian="normal" style:font-weight-asian="normal" style:font-style-complex="normal" style:font-weight-complex="normal"/>
    </style:style>
    <style:style style:name="P7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name-asian="Roboto2" style:font-size-asian="10pt" style:font-name-complex="Roboto2" style:font-size-complex="10pt"/>
    </style:style>
    <style:style style:name="T3" style:family="text">
      <style:text-properties fo:font-size="10pt" officeooo:rsid="012a0f54" style:font-name-asian="Roboto2" style:font-size-asian="10pt" style:font-name-complex="Roboto2" style:font-size-complex="10pt"/>
    </style:style>
    <style:style style:name="T4" style:family="text">
      <style:text-properties fo:font-size="10pt" officeooo:rsid="01294c75" style:font-name-asian="Roboto2" style:font-size-asian="10pt" style:font-name-complex="Roboto2" style:font-size-complex="10pt"/>
    </style:style>
    <style:style style:name="T5" style:family="text">
      <style:text-properties fo:font-size="10pt" officeooo:rsid="00bc0279" style:font-name-asian="Roboto2" style:font-size-asian="10pt" style:font-name-complex="Roboto2" style:font-size-complex="10pt"/>
    </style:style>
    <style:style style:name="T6" style:family="text">
      <style:text-properties fo:font-size="10pt" officeooo:rsid="008f9311" style:font-name-asian="Roboto2" style:font-size-asian="10pt" style:font-name-complex="Roboto2" style:font-size-complex="10pt"/>
    </style:style>
    <style:style style:name="T7" style:family="text">
      <style:text-properties fo:font-size="10pt" officeooo:rsid="00c463f2" style:font-name-asian="Roboto2" style:font-size-asian="10pt" style:font-name-complex="Roboto2" style:font-size-complex="10pt"/>
    </style:style>
    <style:style style:name="T8" style:family="text">
      <style:text-properties fo:font-size="10pt" officeooo:rsid="019a0109" style:font-name-asian="Roboto2" style:font-size-asian="10pt" style:font-name-complex="Roboto2" style:font-size-complex="10pt"/>
    </style:style>
    <style:style style:name="T9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1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6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0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1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2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1dea00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7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fo:font-size="10pt" fo:font-style="normal" fo:font-weight="normal" officeooo:rsid="01f3ee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5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6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ca2b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8" style:family="text">
      <style:text-properties fo:font-size="10pt" fo:font-style="normal" style:text-underline-style="none" fo:font-weight="bold" officeooo:rsid="01dcdc8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9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0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4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5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1cd980c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1dcdc81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1e987ef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style:font-size-asian="10pt" style:font-size-complex="10pt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1475f55" style:font-weight-asian="normal" style:font-weight-complex="normal"/>
    </style:style>
    <style:style style:name="T110" style:family="text">
      <style:text-properties fo:font-weight="normal" officeooo:rsid="01f670b9" style:font-weight-asian="normal"/>
    </style:style>
    <style:style style:name="T111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2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3" style:family="text">
      <style:text-properties officeooo:rsid="0094c2de"/>
    </style:style>
    <style:style style:name="T114" style:family="text">
      <style:text-properties fo:color="#000000" style:font-name="Inter1" style:text-underline-style="none"/>
    </style:style>
    <style:style style:name="T115" style:family="text">
      <style:text-properties officeooo:rsid="0134be7f"/>
    </style:style>
    <style:style style:name="T116" style:family="text">
      <style:text-properties officeooo:rsid="014965fe"/>
    </style:style>
    <style:style style:name="T117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8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9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0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1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22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23" style:family="text">
      <style:text-properties style:font-name="Inter1" fo:font-size="10pt" style:font-size-asian="10pt" style:font-size-complex="10pt"/>
    </style:style>
    <style:style style:name="T124" style:family="text">
      <style:text-properties style:font-name="Inter1" fo:font-size="10pt" officeooo:rsid="01a964e2" style:font-size-asian="10pt" style:font-size-complex="10pt"/>
    </style:style>
    <style:style style:name="T125" style:family="text">
      <style:text-properties style:font-name="Inter1" fo:font-size="10pt" officeooo:rsid="01db6890" style:font-size-asian="10pt" style:font-size-complex="10pt"/>
    </style:style>
    <style:style style:name="T126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1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1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9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0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1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2" style:family="text">
      <style:text-properties style:font-name="Inter1" fo:font-size="10pt" fo:font-style="normal" fo:font-weight="bold" officeooo:rsid="00e1f740" style:font-name-asian="Roboto2" style:font-size-asian="10pt" style:font-style-asian="normal" style:font-weight-asian="bold" style:font-name-complex="Roboto2" style:font-size-complex="10pt" style:font-style-complex="normal"/>
    </style:style>
    <style:style style:name="T143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2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3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4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5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6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1" fo:font-size="10pt" style:font-name-asian="Roboto2" style:font-size-asian="10pt" style:font-name-complex="Roboto2" style:font-size-complex="10pt"/>
    </style:style>
    <style:style style:name="T158" style:family="text">
      <style:text-properties fo:color="#0066b3" style:font-name="Inter1" style:text-underline-style="solid" style:text-underline-width="auto" style:text-underline-color="font-color"/>
    </style:style>
    <style:style style:name="T159" style:family="text">
      <style:text-properties officeooo:rsid="0190cd32"/>
    </style:style>
    <style:style style:name="T160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1" style:family="text">
      <style:text-properties officeooo:rsid="014ff28a"/>
    </style:style>
    <style:style style:name="T162" style:family="text">
      <style:text-properties officeooo:rsid="01a964e2"/>
    </style:style>
    <style:style style:name="T163" style:family="text">
      <style:text-properties officeooo:rsid="01aa114e"/>
    </style:style>
    <style:style style:name="T164" style:family="text">
      <style:text-properties officeooo:rsid="01ac23ff"/>
    </style:style>
    <style:style style:name="T165" style:family="text">
      <style:text-properties officeooo:rsid="01c381c7"/>
    </style:style>
    <style:style style:name="T166" style:family="text">
      <style:text-properties officeooo:rsid="01ca2b74" style:font-weight-complex="bold"/>
    </style:style>
    <style:style style:name="T167" style:family="text">
      <style:text-properties officeooo:rsid="01f670b9" style:font-weight-complex="bold"/>
    </style:style>
    <style:style style:name="T168" style:family="text">
      <style:text-properties officeooo:rsid="01f683f8" style:font-weight-complex="bold"/>
    </style:style>
    <style:style style:name="T169" style:family="text">
      <style:text-properties officeooo:rsid="01cb049a"/>
    </style:style>
    <style:style style:name="T170" style:family="text">
      <style:text-properties officeooo:rsid="01cc2d83"/>
    </style:style>
    <style:style style:name="T171" style:family="text">
      <style:text-properties officeooo:rsid="01cfe683"/>
    </style:style>
    <style:style style:name="T172" style:family="text">
      <style:text-properties officeooo:rsid="01d2d740"/>
    </style:style>
    <style:style style:name="T173" style:family="text">
      <style:text-properties officeooo:rsid="01dc007e"/>
    </style:style>
    <style:style style:name="T174" style:family="text">
      <style:text-properties style:font-name="Inter Extra Bold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3"><text:span text:style-name="T113">R</text:span>ICHARD <text:span text:style-name="T170">S. </text:span>ZHU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1"><text:a xlink:type="simple" xlink:href="mailto:rszhu@berkeley.edu" text:style-name="Internet_20_link" text:visited-style-name="Visited_20_Internet_20_Link"><text:span text:style-name="T114">rszhu@berkeley.edu</text:span></text:a></text:p>
            <text:p text:style-name="P26">858-371-8838</text:p>
            <text:p text:style-name="P25">Berkeley, CA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7"><text:a xlink:type="simple" xlink:href="https://www.linkedin.com/in/rszhu/" text:style-name="Internet_20_link" text:visited-style-name="Visited_20_Internet_20_Link"><text:span text:style-name="T158">linkedin.com/in/rszhu</text:span></text:a></text:p>
            <text:p text:style-name="P27"><text:a xlink:type="simple" xlink:href="https://github.com/richardszhu" text:style-name="Internet_20_link" text:visited-style-name="Visited_20_Internet_20_Link"><text:span text:style-name="T158">github.com/richardszhu</text:span></text:a></text:p>
            <text:p text:style-name="P28"><text:a xlink:type="simple" xlink:href="https://www.ocf.berkeley.edu/~rszhu/" text:style-name="Internet_20_link" text:visited-style-name="Visited_20_Internet_20_Link"><text:span text:style-name="T158">ocf.io/rszhu</text:span></text:a></text:p>
          </table:table-cell>
        </table:table-row>
      </table:table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6">EDUCATION</text:p>
          </table:table-cell>
          <table:table-cell table:style-name="Table5.A1" office:value-type="string">
            <text:p text:style-name="P12">University of California, Berkeley</text:p>
            <text:p text:style-name="P52">B.A. Computer Science</text:p>
            <text:p text:style-name="P14"><text:span text:style-name="T42">GPA 3.90</text:span><text:span text:style-name="T9"> <text:s text:c="50"/></text:span><text:span text:style-name="T19"><text:s text:c="7"/></text:span><text:span text:style-name="T43"><text:s/></text:span><text:span text:style-name="T9"><text:s text:c="81"/></text:span><text:span text:style-name="T2"><text:s text:c="89"/></text:span><text:span text:style-name="T20"><text:s text:c="13"/></text:span></text:p>
          </table:table-cell>
          <table:table-cell table:style-name="Table5.C1" office:value-type="string">
            <text:p text:style-name="P19"><text:span text:style-name="T167">Grad</text:span><text:span text:style-name="T168">uation</text:span><text:span text:style-name="T167"> </text:span><text:span text:style-name="T110">May 2023</text:span></text:p>
            <text:p text:style-name="P53"/>
            <text:p text:style-name="P19"><text:span text:style-name="T166"><text:s/></text:span><text:s/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2"/>
          </table:table-cell>
          <table:table-cell table:style-name="Table10.A1" office:value-type="string">
            <text:p text:style-name="P6"><office:annotation office:name="__Annotation__905_40995002133"><dc:creator>Unknown Author</dc:creator><dc:date>2020-01-01T12:33:41.070615008</dc:date><text:p text:style-name="P77"><text:span text:style-name="T175">Top Margin : 0</text:span></text:p><text:p text:style-name="P77"><text:span text:style-name="T175">Bottom Margin : 0</text:span></text:p></office:annotation><text:span text:style-name="T72">Coursework:</text:span><office:annotation-end office:name="__Annotation__905_40995002133"/><text:span text:style-name="T36"> </text:span><text:span text:style-name="T37">Data Structures </text:span><text:span text:style-name="T40">and</text:span><text:span text:style-name="T38"> Algorithms</text:span><text:span text:style-name="T37">, </text:span><text:span text:style-name="T39">Structure of Computer Programs</text:span><text:span text:style-name="T32">, </text:span><text:span text:style-name="T34">Linear Algebra,</text:span><text:span text:style-name="T33"> </text:span><text:span text:style-name="T35">Designing Information Systems</text:span><text:span text:style-name="T9"> <text:s text:c="31"/></text:span><text:span text:style-name="T2"><text:s text:c="89"/></text:span><text:span text:style-name="T20"><text:s text:c="13"/></text:span></text:p>
          </table:table-cell>
        </table:table-row>
      </table:table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5">EXPERIENCE</text:p>
          </table:table-cell>
          <table:table-cell table:style-name="Table6.A1" office:value-type="string">
            <text:p text:style-name="P10"><text:span text:style-name="T118">California </text:span><text:span text:style-name="T122">PATH (</text:span><text:span text:style-name="Strong_20_Emphasis"><text:span text:style-name="T123">Partners for Advanced Transportation Technology</text:span></text:span><text:span text:style-name="Strong_20_Emphasis"><text:span text:style-name="T125">)</text:span></text:span></text:p>
            <text:p text:style-name="P13"><text:span text:style-name="T31">Research Assistant</text:span><text:span text:style-name="T9"> <text:s text:c="26"/></text:span><text:span text:style-name="T41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2"><text:s text:c="89"/></text:span><text:span text:style-name="T20"><text:s text:c="13"/></text:span></text:p>
          </table:table-cell>
          <table:table-cell table:style-name="Table6.C1" office:value-type="string">
            <text:p text:style-name="P3"><text:span text:style-name="T46"><text:s/></text:span><text:span text:style-name="T45">Berkeley</text:span><text:span text:style-name="T44">, CA</text:span></text:p>
            <text:p text:style-name="P15"><text:span text:style-name="T21"><text:s/></text:span><text:span text:style-name="T23">Oct</text:span><text:span text:style-name="T22">.</text:span><text:span text:style-name="T26"> 201</text:span><text:span text:style-name="T27">9</text:span><text:span text:style-name="T26"> — </text:span><text:span text:style-name="T30">Jan</text:span><text:span text:style-name="T29">. 2020</text:span></text:p>
          </table:table-cell>
        </table:table-row>
      </table:table>
      <text:p text:style-name="P5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7"/>
          </table:table-cell>
          <table:table-cell table:style-name="Table11.A1" office:value-type="string">
            <text:list xml:id="list1213526158" text:style-name="L1">
              <text:list-item>
                <text:p text:style-name="P55"><text:span text:style-name="T135">Helped e</text:span><text:span text:style-name="T126">valuate potential safety impacts</text:span><text:span text:style-name="T127"> </text:span><text:span text:style-name="T128">o</text:span><text:span text:style-name="T126">f </text:span><text:span text:style-name="T133">the</text:span><text:span text:style-name="T127"> </text:span><text:span text:style-name="T128">Caltrans-</text:span><text:span text:style-name="T134">proposed</text:span><text:span text:style-name="T129"> “</text:span><text:span text:style-name="T128">Yellow Alert”</text:span><text:span text:style-name="T130"> </text:span><text:span text:style-name="T133">high</text:span><text:span text:style-name="T130">way </text:span><text:span text:style-name="T131">messag</text:span><text:span text:style-name="T132">e</text:span><text:span text:style-name="T128"> system</text:span><text:span text:style-name="T130"> </text:span><text:span text:style-name="Strong_20_Emphasis"><text:span text:style-name="T136">by automating portions</text:span></text:span><text:span text:style-name="T135"> of the data collection and analysis process</text:span></text:p>
              </text:list-item>
              <text:list-item>
                <text:p text:style-name="P56"><text:span text:style-name="T51">S</text:span><text:span text:style-name="T52">ynced</text:span><text:span text:style-name="T47"> </text:span><text:span text:style-name="T52">position</text:span><text:span text:style-name="T53">al</text:span><text:span text:style-name="T48">, </text:span><text:span text:style-name="T53">sensor</text:span><text:span text:style-name="T48">, and </text:span><text:span text:style-name="T53">behavioral</text:span><text:span text:style-name="T47"> data </text:span><text:span text:style-name="T51">collected </text:span><text:span text:style-name="T47">from </text:span><text:span text:style-name="T57">driving</text:span><text:span text:style-name="T50"> </text:span><text:span text:style-name="T47">simulation</text:span><text:span text:style-name="T48"> </text:span><text:span text:style-name="T57">experiments</text:span></text:p>
              </text:list-item>
              <text:list-item>
                <text:p text:style-name="P56"><text:span text:style-name="Strong_20_Emphasis"><text:span text:style-name="T54">Wrote Python scripts to </text:span></text:span><text:span text:style-name="Strong_20_Emphasis"><text:span text:style-name="T49">extract key points from trial data sets, </text:span></text:span><text:span text:style-name="Strong_20_Emphasis"><text:span text:style-name="T73">using Python statistics libraries</text:span></text:span></text:p>
              </text:list-item>
              <text:list-item>
                <text:p text:style-name="P57"><text:span text:style-name="Strong_20_Emphasis"><text:span text:style-name="T59">Worked with</text:span></text:span><text:span text:style-name="Strong_20_Emphasis"><text:span text:style-name="T58"> thousands of data points from over 40 unique driver trials</text:span></text:span></text:p>
              </text:list-item>
            </text:list>
          </table:table-cell>
        </table:table-row>
      </table:table>
      <text:p text:style-name="P48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0"/>
          </table:table-cell>
          <table:table-cell table:style-name="Table12.A1" office:value-type="string">
            <text:p text:style-name="P11"><text:span text:style-name="Strong_20_Emphasis"><text:span text:style-name="T124">UC Berkeley College of Engineering</text:span></text:span></text:p>
            <text:p text:style-name="P20"><text:span text:style-name="Strong_20_Emphasis"><text:span text:style-name="T156">Academic Intern</text:span></text:span><text:span text:style-name="T151"> <text:s/></text:span><text:span text:style-name="T117"><text:s text:c="27"/></text:span><text:span text:style-name="T151"><text:s/></text:span><text:span text:style-name="T117"><text:s text:c="51"/></text:span><text:span text:style-name="T152"><text:s text:c="7"/></text:span><text:span text:style-name="T139"><text:s/></text:span><text:span text:style-name="T117"><text:s text:c="81"/></text:span><text:span text:style-name="T157"><text:s text:c="89"/></text:span><text:span text:style-name="T153"><text:s text:c="13"/></text:span></text:p>
          </table:table-cell>
          <table:table-cell table:style-name="Table12.C1" office:value-type="string">
            <text:p text:style-name="P1"><text:span text:style-name="T162">Berkeley</text:span>, CA</text:p>
            <text:p text:style-name="P16"><text:span text:style-name="T21"><text:s/>J</text:span><text:span text:style-name="T24">an</text:span><text:span text:style-name="T21">.</text:span><text:span text:style-name="T26"> 20</text:span><text:span text:style-name="T28">20</text:span><text:span text:style-name="T26"> — </text:span><text:span text:style-name="T28">Present</text:span></text:p>
          </table:table-cell>
        </table:table-row>
      </table:table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list xml:id="list224438317226078" text:continue-numbering="true" text:style-name="L1">
              <text:list-item>
                <text:p text:style-name="P63"><text:span text:style-name="T164">Helped run</text:span> lab sections for The Structure and Interpretation of Computer Programs (CS 61A)</text:p>
              </text:list-item>
              <text:list-item>
                <text:p text:style-name="P63">T<text:span text:style-name="T163">aught</text:span> fundamental <text:span text:style-name="T165">CS</text:span> <text:span text:style-name="T165">concepts such as recursion, abstraction, and O.O.P.</text:span> to <text:span text:style-name="T169">30 students</text:span></text:p>
              </text:list-item>
              <text:list-item>
                <text:p text:style-name="P65"><text:span text:style-name="T164">Assisted</text:span> students with understanding, writing, and debugging lab programming assignments</text:p>
              </text:list-item>
            </text:list>
          </table:table-cell>
        </table:table-row>
      </table:table>
      <text:p text:style-name="P4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2"><office:annotation office:name="__Annotation__1352_1647437908"><dc:creator>Unknown Author</dc:creator><dc:date>2020-01-04T16:43:11.210977179</dc:date><text:p text:style-name="P77"><text:span text:style-name="T176">Projects all one table except HEADER</text:span></text:p></office:annotation><text:span text:style-name="T174">PROJECTS</text:span><office:annotation-end office:name="__Annotation__1352_1647437908"/></text:p>
          </table:table-cell>
          <table:table-cell table:style-name="Table8.A1" office:value-type="string">
            <text:p text:style-name="P4"><text:span text:style-name="Strong_20_Emphasis"><text:span text:style-name="T15">I</text:span></text:span><text:span text:style-name="Strong_20_Emphasis"><text:span text:style-name="T16">nvestment </text:span></text:span><text:span text:style-name="Strong_20_Emphasis"><text:span text:style-name="T17">Portfolio Diversity Visualiz</text:span></text:span><text:span text:style-name="Strong_20_Emphasis"><text:span text:style-name="T18">er </text:span></text:span><text:span text:style-name="Strong_20_Emphasis"><text:span text:style-name="T11">(</text:span></text:span><text:span text:style-name="Strong_20_Emphasis"><text:span text:style-name="T10">Python</text:span></text:span><text:span text:style-name="Strong_20_Emphasis"><text:span text:style-name="T11">)</text:span></text:span></text:p>
            <text:list xml:id="list224439272441977" text:continue-numbering="true" text:style-name="L1">
              <text:list-item>
                <text:p text:style-name="P62"><text:span text:style-name="T79">Won </text:span><text:span text:style-name="T80">the </text:span><text:span text:style-name="T81">BlackRock API Prize at Cal Hacks </text:span><text:span text:style-name="T82">6.0</text:span><text:span text:style-name="T77">,</text:span><text:span text:style-name="T56"> the largest collegiate hackathon in the world</text:span></text:p>
              </text:list-item>
              <text:list-item>
                <text:p text:style-name="P58"><text:span text:style-name="T60">Built</text:span><text:span text:style-name="T61"> </text:span><text:span text:style-name="T60">a </text:span><text:span text:style-name="T61">tool</text:span><text:span text:style-name="T55"> </text:span><text:span text:style-name="T66">that helps users gain insight into the diversity of</text:span><text:span text:style-name="T55"> </text:span><text:span text:style-name="T66">an </text:span><text:span text:style-name="T55">investment portfolio </text:span><text:span text:style-name="T71">in relation to</text:span><text:span text:style-name="T55"> any</text:span><text:span text:style-name="T65"> </text:span><text:span text:style-name="T66">applicable </text:span><text:span text:style-name="T55">security </text:span><text:span text:style-name="T67">data </text:span><text:span text:style-name="T55">attribute </text:span><text:span text:style-name="T67">(e.g., sector, asset type, or country)</text:span></text:p>
              </text:list-item>
              <text:list-item>
                <text:p text:style-name="P59"><text:span text:style-name="T84">Leveraged</text:span><text:span text:style-name="T85"> BlackRock’</text:span><text:span text:style-name="T86">s</text:span><text:span text:style-name="T85"> API to </text:span><text:span text:style-name="T87">compile </text:span><text:span text:style-name="T85">and categorize </text:span><text:span text:style-name="T88">security</text:span><text:span text:style-name="T85"> data</text:span><text:span text:style-name="T88"> </text:span><text:span text:style-name="T90">from </text:span><text:span text:style-name="T89">a </text:span><text:span text:style-name="T90">set of stock tickers</text:span></text:p>
              </text:list-item>
              <text:list-item>
                <text:p text:style-name="P60"><text:span text:style-name="T62">Integrated</text:span><text:span text:style-name="T55"> MatPlotLib to visualize </text:span><text:span text:style-name="T63">calculated diversity</text:span><text:span text:style-name="T55"> data and create a GUI for </text:span><text:span text:style-name="T65">portfolio </text:span><text:span text:style-name="T64">input</text:span><text:span text:style-name="T55"> <text:s text:c="3"/></text:span><text:span text:style-name="T76"><text:s text:c="7"/></text:span><text:span text:style-name="T55"><text:s/></text:span><text:span text:style-name="T76"><text:s text:c="2"/></text:span><text:span text:style-name="T9"><text:s text:c="13"/></text:span><text:span text:style-name="T41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2"><text:s text:c="89"/></text:span><text:span text:style-name="T20"><text:s text:c="13"/></text:span></text:p>
              </text:list-item>
            </text:list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5"><text:span text:style-name="Strong_20_Emphasis"><text:span text:style-name="T11">Bomberman Remastered </text:span></text:span><text:span text:style-name="Strong_20_Emphasis"><text:span text:style-name="T13">(Java)</text:span></text:span></text:p>
            <text:list xml:id="list224439047839305" text:continue-numbering="true" text:style-name="L1">
              <text:list-item>
                <text:p text:style-name="P66">Created an improved remake of the game Bomberman that runs on modern operating systems</text:p>
              </text:list-item>
              <text:list-item>
                <text:p text:style-name="P67">Devised a <text:span text:style-name="T115">completely original</text:span> “competitive mode”, featuring dynamic multiplayer gameplay</text:p>
              </text:list-item>
              <text:list-item>
                <text:p text:style-name="P61"><text:span text:style-name="T68">Utilized the Java Swing toolkit to design </text:span><text:span text:style-name="T69">menus</text:span><text:span text:style-name="T70">,</text:span><text:span text:style-name="T68"> </text:span><text:span text:style-name="T70">handle controls, and execute game events</text:span><text:span text:style-name="T76"> <text:s text:c="2"/></text:span></text:p>
              </text:list-item>
              <text:list-item>
                <text:p text:style-name="P61"><text:span text:style-name="T74">Voted </text:span><text:span text:style-name="T75">as one of the</text:span><text:span text:style-name="T74"> </text:span><text:span text:style-name="T75">top three projects of the year</text:span><text:span text:style-name="T74"> when presented at a school project fair </text:span><text:span text:style-name="T76"><text:s text:c="3"/></text:span><text:span text:style-name="T55"><text:s/></text:span><text:span text:style-name="T76"><text:s text:c="2"/></text:span><text:span text:style-name="T9"><text:s text:c="13"/></text:span><text:span text:style-name="T41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2"><text:s text:c="89"/></text:span><text:span text:style-name="T20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54"><text:span text:style-name="Strong_20_Emphasis"><text:span text:style-name="T14">Personal Website (HTML, CSS, JavaScript) </text:span></text:span></text:p>
            <text:list xml:id="list224438716844149" text:continue-numbering="true" text:style-name="L1">
              <text:list-item>
                <text:p text:style-name="P76"><text:span text:style-name="T7">Designed and built a personal site from scratch, utilizing the Bootstrap front end framework</text:span></text:p>
              </text:list-item>
              <text:list-item>
                <text:p text:style-name="P72"><text:span text:style-name="T106">Ensured font and layout compatibility for any operating system, display size, or web browser</text:span></text:p>
              </text:list-item>
              <text:list-item>
                <text:p text:style-name="P74"><text:span text:style-name="T102">Hosted page files remotely on UC Berkeley Open Computing Facility servers, via SSH transfer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5"><text:span text:style-name="Strong_20_Emphasis"><text:span text:style-name="T12">Scheme Language Interpreter (Python)</text:span></text:span></text:p>
            <text:list xml:id="list224440160879068" text:continue-numbering="true" text:style-name="L1">
              <text:list-item>
                <text:p text:style-name="P75"><text:span text:style-name="T3">Constructed</text:span><text:span text:style-name="T4"> a</text:span><text:span text:style-name="T5">n i</text:span><text:span text:style-name="T6">nterpreter for the Scheme </text:span><text:span text:style-name="T8">functional </text:span><text:span text:style-name="T5">programming </text:span><text:span text:style-name="T6">language </text:span><text:span text:style-name="T7">(a dialect of Lisp)</text:span></text:p>
              </text:list-item>
              <text:list-item>
                <text:p text:style-name="P71"><text:span text:style-name="T103">Detailed cor</text:span><text:span text:style-name="T102">rect evaluation procedures for</text:span><text:span text:style-name="T91"> </text:span><text:span text:style-name="T98">exceptions, macros,</text:span><text:span text:style-name="T100"> </text:span><text:span text:style-name="T99">and</text:span><text:span text:style-name="T102"> </text:span><text:span text:style-name="T106">short-circuiting forms</text:span></text:p>
              </text:list-item>
              <text:list-item>
                <text:p text:style-name="P73"><text:span text:style-name="T102">Optimized memory by implementing</text:span><text:span text:style-name="T101"> tail </text:span><text:span text:style-name="T102">recursion</text:span><text:span text:style-name="T101">, environments, and le</text:span><text:span text:style-name="T102">xical/dynamic scoping</text:span></text:p>
              </text:list-item>
            </text:list>
          </table:table-cell>
        </table:table-row>
      </table:table>
      <text:p text:style-name="P46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3">ACTIVITIES</text:p>
          </table:table-cell>
          <table:table-cell table:style-name="Table13.A1" office:value-type="string">
            <text:p text:style-name="P9"><text:span text:style-name="T107">Catalyst for Success</text:span> <text:s/></text:p>
            <text:p text:style-name="P21"><text:soft-page-break/><text:span text:style-name="Strong_20_Emphasis"><text:span text:style-name="T154">Treasurer, </text:span></text:span><text:span text:style-name="Strong_20_Emphasis"><text:span text:style-name="T155">Senior Technology Mentor</text:span></text:span><text:span text:style-name="Strong_20_Emphasis"><text:span text:style-name="T120"> </text:span></text:span><text:span text:style-name="T119"><text:s/></text:span><text:span text:style-name="T117"><text:s text:c="24"/></text:span><text:span text:style-name="T151"><text:s/></text:span><text:span text:style-name="T117"><text:s text:c="51"/></text:span><text:span text:style-name="T152"><text:s text:c="7"/></text:span><text:span text:style-name="T139"><text:s/></text:span><text:span text:style-name="T117"><text:s text:c="81"/></text:span><text:span text:style-name="T157"><text:s text:c="89"/></text:span><text:span text:style-name="T153"><text:s text:c="13"/></text:span></text:p>
          </table:table-cell>
          <table:table-cell table:style-name="Table13.A1" office:value-type="string">
            <text:p text:style-name="P2">San Diego, CA</text:p>
            <text:p text:style-name="P8"><text:soft-page-break/><text:span text:style-name="T21"><text:s text:c="2"/></text:span><text:span text:style-name="T26">Sep. 2017 — Aug. 2019</text:span></text:p>
          </table:table-cell>
        </table:table-row>
      </table:table>
      <text:p text:style-name="P4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9"/>
          </table:table-cell>
          <table:table-cell table:style-name="Table15.A1" office:value-type="string">
            <text:list xml:id="list224439926375411" text:continue-numbering="true" text:style-name="L1">
              <text:list-item>
                <text:p text:style-name="P69">Taught programming and circuitry at the library to over 200 students (Python, Javascript<text:span text:style-name="T172">)</text:span></text:p>
              </text:list-item>
              <text:list-item>
                <text:p text:style-name="P64">Worked with library officials to organize regular workshops and week-long summer camps</text:p>
              </text:list-item>
            </text:list>
          </table:table-cell>
        </table:table-row>
      </table:table>
      <text:p text:style-name="P4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3">A<text:span text:style-name="T159">WARDS</text:span></text:p>
          </table:table-cell>
          <table:table-cell table:style-name="Table16.A1" office:value-type="string">
            <text:p text:style-name="P22"><text:span text:style-name="T161">Winner</text:span><text:span text:style-name="T111">, </text:span><text:span text:style-name="T108">CalHacks </text:span><text:span text:style-name="T109">6.0 BlackRock API Prize </text:span></text:p>
            <text:p text:style-name="P23"><text:span text:style-name="T1">Computer Science Scholar</text:span><text:span text:style-name="T111">,</text:span><text:span text:style-name="T160"> </text:span><text:span text:style-name="T112">I</text:span><text:span text:style-name="T108">ntuit Scholarship Program</text:span></text:p>
            <text:p text:style-name="P24"><text:span text:style-name="T138">Computer Science Scholar</text:span><text:span text:style-name="T137">,</text:span><text:span text:style-name="T141"> </text:span><text:span text:style-name="T150">Intuit George A. Hansen Program</text:span></text:p>
            <text:p text:style-name="P24"><text:span text:style-name="T140">Champion</text:span><text:span text:style-name="T143">, Southern California Developmental Soccer League Div. 1</text:span><text:span text:style-name="T117"> <text:s text:c="14"/></text:span><text:span text:style-name="T151"><text:s/></text:span><text:span text:style-name="T117"><text:s text:c="51"/></text:span><text:span text:style-name="T152"><text:s text:c="7"/></text:span><text:span text:style-name="T139"><text:s/></text:span><text:span text:style-name="T117"><text:s text:c="81"/></text:span><text:span text:style-name="T157"><text:s text:c="89"/></text:span><text:span text:style-name="T153"><text:s text:c="13"/></text:span></text:p>
          </table:table-cell>
          <table:table-cell table:style-name="Table16.A1" office:value-type="string">
            <text:p text:style-name="P7"><text:span text:style-name="T26">O</text:span><text:span text:style-name="T25">ct. 2019</text:span></text:p>
            <text:p text:style-name="P17"><text:span text:style-name="T116">Apr</text:span>. 2019</text:p>
            <text:p text:style-name="P17"><text:span text:style-name="T116">Apr</text:span>. 2019</text:p>
            <text:p text:style-name="P18">Dec. 2018</text:p>
          </table:table-cell>
        </table:table-row>
      </table:table>
      <text:p text:style-name="P4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4">SKILLS</text:p>
          </table:table-cell>
          <table:table-cell table:style-name="Table17.A1" office:value-type="string">
            <text:p text:style-name="P21"><text:span text:style-name="T145">Python, Java, SQL, HTML/CSS, JavaScript, </text:span><text:span text:style-name="T144">Git, </text:span><text:span text:style-name="T146">Unix,</text:span><text:span text:style-name="T147"> </text:span><text:span text:style-name="T148">Bootstrap, NumPy, </text:span><text:span text:style-name="T149">MATLAB</text:span><text:span text:style-name="T142"> </text:span><text:span text:style-name="T121"><text:s text:c="2"/></text:span><text:span text:style-name="T117"><text:s text:c="43"/></text:span><text:span text:style-name="T152"><text:s text:c="7"/></text:span><text:span text:style-name="T139"><text:s/></text:span><text:span text:style-name="T117"><text:s text:c="81"/></text:span><text:span text:style-name="T157"><text:s text:c="89"/></text:span><text:span text:style-name="T153"><text:s text:c="13"/></text:span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01T22:44:38.101155379</dc:date>
    <meta:editing-duration>P1DT14H18M34S</meta:editing-duration>
    <meta:editing-cycles>380</meta:editing-cycles>
    <meta:document-statistic meta:table-count="13" meta:image-count="6" meta:object-count="0" meta:page-count="2" meta:paragraph-count="67" meta:word-count="497" meta:character-count="5611" meta:non-whitespace-character-count="2971"/>
  </office:meta>
</office:document-meta>
</file>